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90.5599999999512pt"/>
    </style:style>
    <style:style style:name="ce1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Verdana" fo:font-size="10pt" fo:font-weight="bold"/>
    </style:style>
    <style:style style:name="ce2" style:family="table-cell">
      <style:text-properties fo:font-weight="bold"/>
    </style:style>
    <style:style style:name="ce3" style:family="table-cell">
      <style:table-cell-properties style:vertical-align="middle"/>
    </style:style>
    <style:style style:name="ce4" style:family="table-cell">
      <style:table-cell-properties fo:background-color="#ff0000" style:cell-protect="protected" style:vertical-align="middle"/>
      <style:text-properties fo:color="#000000" fo:font-family="Verdana" fo:font-size="10pt" fo:font-weight="bold"/>
    </style:style>
    <style:style style:name="ce5" style:family="table-cell">
      <style:table-cell-properties style:vertical-align="middle"/>
      <style:text-properties fo:font-style="italic"/>
    </style:style>
  </office:automatic-styles>
  <office:body>
    <office:spreadsheet>
      <table:table table:name="Sheet1" table:style-name="ta1">
        <table:table-column table:number-columns-repeated="8"/>
        <table:table-column table:style-name="co1"/>
        <table:table-column table:number-columns-repeated="3"/>
        <table:table-row>
          <table:table-cell/>
        </table:table-row>
        <table:table-row>
          <table:table-cell table:number-columns-repeated="5"/>
          <table:table-cell table:number-columns-repeated="2"/>
          <table:table-cell office:value-type="string" office:string-value="Velocity">
            <text:p>Velocity</text:p>
          </table:table-cell>
          <table:table-cell office:value-type="float" office:value="10">
            <text:p>10</text:p>
          </table:table-cell>
        </table:table-row>
        <table:table-row>
          <table:table-cell table:number-columns-repeated="7"/>
          <table:table-cell office:value-type="string" office:string-value="Diameter">
            <text:p>Diameter</text:p>
          </table:table-cell>
          <table:table-cell office:value-type="float" office:value="0.1">
            <text:p>0.1</text:p>
          </table:table-cell>
        </table:table-row>
        <table:table-row table:number-rows-repeated="2">
          <table:table-cell/>
        </table:table-row>
        <table:table-row>
          <table:table-cell table:number-columns-repeated="3"/>
          <table:table-cell office:value-type="string" office:string-value="Values from Wikipedia" table:style-name="ce1" table:number-columns-spanned="4">
            <text:p>Values from Wikipedia</text:p>
          </table:table-cell>
          <table:covered-table-cell/>
          <table:covered-table-cell/>
          <table:covered-table-cell/>
        </table:table-row>
        <table:table-row>
          <table:table-cell/>
        </table:table-row>
        <table:table-row>
          <table:table-cell table:number-columns-repeated="3"/>
          <table:table-cell office:value-type="string" office:string-value="Mass" table:style-name="ce2">
            <text:p>Mass</text:p>
          </table:table-cell>
          <table:table-cell office:value-type="string" office:string-value="Diameter" table:style-name="ce2">
            <text:p>Diameter</text:p>
          </table:table-cell>
          <table:table-cell office:value-type="string" office:string-value="Velocity" table:style-name="ce2">
            <text:p>Velocity</text:p>
          </table:table-cell>
          <table:table-cell office:value-type="string" office:string-value="KE" table:style-name="ce2">
            <text:p>KE</text:p>
          </table:table-cell>
          <table:table-cell/>
          <table:table-cell office:value-type="string" office:string-value="Damage" table:style-name="ce2">
            <text:p>Damage</text:p>
          </table:table-cell>
          <table:table-cell/>
          <table:table-cell office:value-type="string" office:string-value="Current stats" table:style-name="ce2">
            <text:p>Current stats</text:p>
          </table:table-cell>
          <table:table-cell/>
        </table:table-row>
        <table:table-row>
          <table:table-cell/>
        </table:table-row>
        <table:table-row>
          <table:table-cell/>
          <table:table-cell office:value-type="string" office:string-value="7.65 Pistol">
            <text:p>7.65 Pistol</text:p>
          </table:table-cell>
          <table:table-cell/>
          <table:table-cell office:value-type="float" office:value="4.2">
            <text:p>4.2</text:p>
          </table:table-cell>
          <table:table-cell office:value-type="float" office:value="7.85">
            <text:p>7.85</text:p>
          </table:table-cell>
          <table:table-cell office:value-type="float" office:value="282">
            <text:p>282</text:p>
          </table:table-cell>
          <table:table-cell office:value-type="float" office:value="167">
            <text:p>167</text:p>
          </table:table-cell>
          <table:table-cell/>
          <table:table-cell office:value-type="float" office:value="18" table:style-name="ce3" table:formula="=INT((LOG([.G10])*[.$I$2])+ ([.E10]^2) * [.$I$3])-10">
            <text:p>18</text:p>
          </table:table-cell>
          <table:table-cell office:value-type="float" office:value="-5" table:formula="=[.I10]-[.K10]">
            <text:p>-5</text:p>
          </table:table-cell>
          <table:table-cell office:value-type="float" office:value="23">
            <text:p>23</text:p>
          </table:table-cell>
          <table:table-cell/>
        </table:table-row>
        <table:table-row>
          <table:table-cell/>
          <table:table-cell office:value-type="string" office:string-value="7.62 NATO">
            <text:p>7.62 NATO</text:p>
          </table:table-cell>
          <table:table-cell/>
          <table:table-cell office:value-type="float" office:value="9.5">
            <text:p>9.5</text:p>
          </table:table-cell>
          <table:table-cell office:value-type="float" office:value="7.82">
            <text:p>7.82</text:p>
          </table:table-cell>
          <table:table-cell office:value-type="float" office:value="840">
            <text:p>840</text:p>
          </table:table-cell>
          <table:table-cell office:value-type="float" office:value="3362">
            <text:p>3,362</text:p>
          </table:table-cell>
          <table:table-cell/>
          <table:table-cell office:value-type="float" office:value="31" table:style-name="ce3" table:formula="=INT((LOG([.G11])*[.$I$2])+ ([.E11]^2) * [.$I$3])-10">
            <text:p>31</text:p>
          </table:table-cell>
          <table:table-cell office:value-type="float" office:value="0" table:style-name="ce4" table:formula="=[.I11]-[.K11]">
            <text:p>0</text:p>
          </table:table-cell>
          <table:table-cell office:value-type="float" office:value="31">
            <text:p>31</text:p>
          </table:table-cell>
        </table:table-row>
        <table:table-row>
          <table:table-cell/>
          <table:table-cell office:value-type="string" office:string-value="9.3 Mauser">
            <text:p>9.3 Mauser</text:p>
          </table:table-cell>
          <table:table-cell/>
          <table:table-cell office:value-type="float" office:value="15">
            <text:p>15</text:p>
          </table:table-cell>
          <table:table-cell office:value-type="float" office:value="9.3">
            <text:p>9.3</text:p>
          </table:table-cell>
          <table:table-cell office:value-type="float" office:value="800">
            <text:p>800</text:p>
          </table:table-cell>
          <table:table-cell office:value-type="float" office:value="4825">
            <text:p>4,825</text:p>
          </table:table-cell>
          <table:table-cell/>
          <table:table-cell office:value-type="float" office:value="35" table:style-name="ce3" table:formula="=INT((LOG([.G12])*[.$I$2])+ ([.E12]^2) * [.$I$3])-10">
            <text:p>35</text:p>
          </table:table-cell>
          <table:table-cell office:value-type="float" office:value="0" table:formula="=[.I12]-[.K12]">
            <text:p>0</text:p>
          </table:table-cell>
          <table:table-cell office:value-type="float" office:value="35">
            <text:p>35</text:p>
          </table:table-cell>
        </table:table-row>
        <table:table-row>
          <table:table-cell/>
          <table:table-cell office:value-type="string" office:string-value=".50 BMG">
            <text:p>.50 BMG</text:p>
          </table:table-cell>
          <table:table-cell/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928">
            <text:p>928</text:p>
          </table:table-cell>
          <table:table-cell office:value-type="float" office:value="17876">
            <text:p>17,876</text:p>
          </table:table-cell>
          <table:table-cell/>
          <table:table-cell office:value-type="float" office:value="49" table:style-name="ce3" table:formula="=INT((LOG([.G13])*[.$I$2])+ ([.E13]^2) * [.$I$3])-10">
            <text:p>49</text:p>
          </table:table-cell>
          <table:table-cell office:value-type="float" office:value="-1" table:formula="=[.I13]-[.K13]">
            <text:p>-1</text:p>
          </table:table-cell>
          <table:table-cell office:value-type="float" office:value="50">
            <text:p>50</text:p>
          </table:table-cell>
        </table:table-row>
        <table:table-row>
          <table:table-cell/>
          <table:table-cell office:value-type="string" office:string-value="5.56 NATO">
            <text:p>5.56 NATO</text:p>
          </table:table-cell>
          <table:table-cell/>
          <table:table-cell office:value-type="float" office:value="4">
            <text:p>4</text:p>
          </table:table-cell>
          <table:table-cell office:value-type="float" office:value="5.69">
            <text:p>5.69</text:p>
          </table:table-cell>
          <table:table-cell office:value-type="float" office:value="940">
            <text:p>940</text:p>
          </table:table-cell>
          <table:table-cell office:value-type="float" office:value="1775">
            <text:p>1,775</text:p>
          </table:table-cell>
          <table:table-cell/>
          <table:table-cell office:value-type="float" office:value="25" table:style-name="ce3" table:formula="=INT((LOG([.G14])*[.$I$2])+ ([.E14]^2) * [.$I$3])-10">
            <text:p>25</text:p>
          </table:table-cell>
          <table:table-cell office:value-type="float" office:value="-4" table:style-name="ce4" table:formula="=[.I14]-[.K14]">
            <text:p>-4</text:p>
          </table:table-cell>
          <table:table-cell office:value-type="float" office:value="29">
            <text:p>29</text:p>
          </table:table-cell>
        </table:table-row>
        <table:table-row>
          <table:table-cell/>
          <table:table-cell office:value-type="string" office:string-value="9x19">
            <text:p>9x19</text:p>
          </table:table-cell>
          <table:table-cell/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365">
            <text:p>365</text:p>
          </table:table-cell>
          <table:table-cell office:value-type="float" office:value="499" table:formula="=INT([.F15]^2 * [.D15]/2000)">
            <text:p>499</text:p>
          </table:table-cell>
          <table:table-cell/>
          <table:table-cell office:value-type="float" office:value="25" table:style-name="ce3" table:formula="=INT((LOG([.G15])*[.$I$2])+ ([.E15]^2) * [.$I$3])-10">
            <text:p>25</text:p>
          </table:table-cell>
          <table:table-cell office:value-type="float" office:value="0" table:formula="=[.I15]-[.K15]">
            <text:p>0</text:p>
          </table:table-cell>
          <table:table-cell office:value-type="float" office:value="25">
            <text:p>25</text:p>
          </table:table-cell>
        </table:table-row>
        <table:table-row>
          <table:table-cell/>
          <table:table-cell office:value-type="string" office:string-value=".44 Magnum">
            <text:p>.44 Magnum</text:p>
          </table:table-cell>
          <table:table-cell/>
          <table:table-cell office:value-type="float" office:value="11.7">
            <text:p>11.7</text:p>
          </table:table-cell>
          <table:table-cell office:value-type="float" office:value="10.9">
            <text:p>10.9</text:p>
          </table:table-cell>
          <table:table-cell office:value-type="float" office:value="491">
            <text:p>491</text:p>
          </table:table-cell>
          <table:table-cell office:value-type="float" office:value="1409">
            <text:p>1,409</text:p>
          </table:table-cell>
          <table:table-cell/>
          <table:table-cell office:value-type="float" office:value="33" table:style-name="ce3" table:formula="=INT((LOG([.G16])*[.$I$2])+ ([.E16]^2) * [.$I$3])-10">
            <text:p>33</text:p>
          </table:table-cell>
        </table:table-row>
        <table:table-row>
          <table:table-cell/>
        </table:table-row>
        <table:table-row>
          <table:table-cell office:value-type="string" office:string-value="Gauss">
            <text:p>Gauss</text:p>
          </table:table-cell>
          <table:table-cell office:value-type="string" office:string-value="4mm Pistol" table:style-name="ce5">
            <text:p>4mm Pistol</text:p>
          </table:table-cell>
          <table:table-cell table:style-name="ce5"/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500" table:style-name="ce5">
            <text:p>500</text:p>
          </table:table-cell>
          <table:table-cell office:value-type="float" office:value="1000" table:formula="=INT([.F18]^2 * [.D18]/2000)">
            <text:p>1,000</text:p>
          </table:table-cell>
          <table:table-cell table:style-name="ce5"/>
          <table:table-cell office:value-type="float" office:value="21" table:style-name="ce3" table:formula="=INT((LOG([.G18])*[.$I$2])+ ([.E18]^2) * [.$I$3])-10">
            <text:p>21</text:p>
          </table:table-cell>
        </table:table-row>
        <table:table-row>
          <table:table-cell/>
          <table:table-cell office:value-type="string" office:string-value="4mm Rifle" table:style-name="ce5">
            <text:p>4mm Rifle</text:p>
          </table:table-cell>
          <table:table-cell table:style-name="ce5"/>
          <table:table-cell office:value-type="float" office:value="16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1200" table:style-name="ce5">
            <text:p>1,200</text:p>
          </table:table-cell>
          <table:table-cell office:value-type="float" office:value="11520" table:formula="=INT([.F19]^2 * [.D19]/2000)">
            <text:p>11,520</text:p>
          </table:table-cell>
          <table:table-cell table:style-name="ce5"/>
          <table:table-cell office:value-type="float" office:value="32" table:style-name="ce3" table:formula="=INT((LOG([.G19])*[.$I$2])+ ([.E19]^2) * [.$I$3])-10">
            <text:p>32</text:p>
          </table:table-cell>
        </table:table-row>
        <table:table-row>
          <table:table-cell/>
          <table:table-cell office:value-type="string" office:string-value="13mm Rifle" table:style-name="ce5">
            <text:p>13mm Rifle</text:p>
          </table:table-cell>
          <table:table-cell table:style-name="ce5"/>
          <table:table-cell office:value-type="float" office:value="65" table:style-name="ce5">
            <text:p>65</text:p>
          </table:table-cell>
          <table:table-cell office:value-type="float" office:value="13" table:style-name="ce5">
            <text:p>13</text:p>
          </table:table-cell>
          <table:table-cell office:value-type="float" office:value="2200" table:style-name="ce5">
            <text:p>2,200</text:p>
          </table:table-cell>
          <table:table-cell office:value-type="float" office:value="157300" table:formula="=INT([.F20]^2 * [.D20]/2000)">
            <text:p>157,300</text:p>
          </table:table-cell>
          <table:table-cell table:style-name="ce5"/>
          <table:table-cell office:value-type="float" office:value="58" table:style-name="ce3" table:formula="=INT((LOG([.G20])*[.$I$2])+ ([.E20]^2) * [.$I$3])-10">
            <text:p>58</text:p>
          </table:table-cell>
        </table:table-row>
        <table:table-row>
          <table:table-cell/>
          <table:table-cell office:value-type="string" office:string-value="4mm Sniper" table:style-name="ce5">
            <text:p>4mm Sniper</text:p>
          </table:table-cell>
          <table:table-cell table:style-name="ce5"/>
          <table:table-cell office:value-type="float" office:value="16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2500" table:style-name="ce5">
            <text:p>2,500</text:p>
          </table:table-cell>
          <table:table-cell office:value-type="float" office:value="50000" table:formula="=INT([.F21]^2 * [.D21]/2000)">
            <text:p>50,000</text:p>
          </table:table-cell>
          <table:table-cell table:style-name="ce5"/>
          <table:table-cell office:value-type="float" office:value="38" table:style-name="ce3" table:formula="=INT((LOG([.G21])*[.$I$2])+ ([.E21]^2) * [.$I$3])-10">
            <text:p>38</text:p>
          </table:table-cell>
        </table:table-row>
        <table:table-row table:number-rows-repeated="3">
          <table:table-cell/>
        </table:table-row>
        <table:table-row>
          <table:table-cell/>
          <table:table-cell office:value-type="string" office:string-value="Gun Size">
            <text:p>Gun Size</text:p>
          </table:table-cell>
          <table:table-cell office:value-type="string" office:string-value="Damage">
            <text:p>Damage</text:p>
          </table:table-cell>
          <table:table-cell/>
          <table:table-cell office:value-type="string" office:string-value="TL">
            <text:p>TL</text:p>
          </table:table-cell>
          <table:table-cell office:value-type="string" office:string-value="Damage">
            <text:p>Damage</text:p>
          </table:table-cell>
        </table:table-row>
        <table:table-row>
          <table:table-cell/>
          <table:table-cell office:value-type="string" office:string-value="Pistol">
            <text:p>Pistol</text:p>
          </table:table-cell>
          <table:table-cell office:value-type="float" office:value="-2">
            <text:p>-2</text:p>
          </table:table-cell>
          <table:table-cell/>
          <table:table-cell office:value-type="float" office:value="5">
            <text:p>5</text:p>
          </table:table-cell>
          <table:table-cell office:value-type="float" office:value="-3">
            <text:p>-3</text:p>
          </table:table-cell>
        </table:table-row>
        <table:table-row>
          <table:table-cell/>
          <table:table-cell office:value-type="string" office:string-value="SMG">
            <text:p>SMG</text:p>
          </table:table-cell>
          <table:table-cell office:value-type="float" office:value="-1">
            <text:p>-1</text:p>
          </table:table-cell>
          <table:table-cell/>
          <table:table-cell office:value-type="float" office:value="6">
            <text:p>6</text:p>
          </table:table-cell>
          <table:table-cell office:value-type="float" office:value="-2">
            <text:p>-2</text:p>
          </table:table-cell>
        </table:table-row>
        <table:table-row>
          <table:table-cell/>
          <table:table-cell office:value-type="string" office:string-value="Carbine">
            <text:p>Carbin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-1">
            <text:p>-1</text:p>
          </table:table-cell>
        </table:table-row>
        <table:table-row>
          <table:table-cell/>
          <table:table-cell office:value-type="string" office:string-value="Rifle">
            <text:p>Rifle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>
          <table:table-cell/>
          <table:table-cell office:value-type="string" office:string-value="Sniper">
            <text:p>Sniper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>
          <table:table-cell table:number-columns-repeated="4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>
          <table:table-cell table:number-columns-repeated="4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>
          <table:table-cell table:number-columns-repeated="4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number-rows-repeated="2">
          <table:table-cell/>
        </table:table-row>
        <table:table-row>
          <table:table-cell/>
          <table:table-cell office:value-type="string" office:string-value="Gauss Muzzle Velocities">
            <text:p>Gauss Muzzle Velocities</text:p>
          </table:table-cell>
          <table:table-cell/>
        </table:table-row>
        <table:table-row>
          <table:table-cell table:number-columns-repeated="2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>
          <table:table-cell/>
          <table:table-cell office:value-type="string" office:string-value="Pistol">
            <text:p>Pistol</text:p>
          </table:table-cell>
          <table:table-cell office:value-type="float" office:value="250">
            <text:p>250</text:p>
          </table:table-cell>
          <table:table-cell office:value-type="float" office:value="375" table:formula="=INT([.C38] * 1.5)">
            <text:p>375</text:p>
          </table:table-cell>
          <table:table-cell office:value-type="float" office:value="437" table:formula="=INT([.C38] * 1.75)">
            <text:p>437</text:p>
          </table:table-cell>
          <table:table-cell office:value-type="float" office:value="500" table:formula="=INT([.C38] * 2)">
            <text:p>500</text:p>
          </table:table-cell>
        </table:table-row>
        <table:table-row>
          <table:table-cell/>
          <table:table-cell office:value-type="string" office:string-value="SMG">
            <text:p>SMG</text:p>
          </table:table-cell>
          <table:table-cell office:value-type="float" office:value="325">
            <text:p>325</text:p>
          </table:table-cell>
          <table:table-cell office:value-type="float" office:value="487" table:formula="=INT([.C39] * 1.5)">
            <text:p>487</text:p>
          </table:table-cell>
          <table:table-cell office:value-type="float" office:value="568" table:formula="=INT([.C39] * 1.75)">
            <text:p>568</text:p>
          </table:table-cell>
          <table:table-cell office:value-type="float" office:value="650" table:formula="=INT([.C39] * 2)">
            <text:p>650</text:p>
          </table:table-cell>
        </table:table-row>
        <table:table-row>
          <table:table-cell/>
          <table:table-cell office:value-type="string" office:string-value="Carbine">
            <text:p>Carbine</text:p>
          </table:table-cell>
          <table:table-cell office:value-type="float" office:value="400">
            <text:p>400</text:p>
          </table:table-cell>
          <table:table-cell office:value-type="float" office:value="600" table:formula="=INT([.C40] * 1.5)">
            <text:p>600</text:p>
          </table:table-cell>
          <table:table-cell office:value-type="float" office:value="700" table:formula="=INT([.C40] * 1.75)">
            <text:p>700</text:p>
          </table:table-cell>
          <table:table-cell office:value-type="float" office:value="800" table:formula="=INT([.C40] * 2)">
            <text:p>800</text:p>
          </table:table-cell>
        </table:table-row>
        <table:table-row>
          <table:table-cell/>
          <table:table-cell office:value-type="string" office:string-value="Rifle">
            <text:p>Rifle</text:p>
          </table:table-cell>
          <table:table-cell office:value-type="float" office:value="750">
            <text:p>750</text:p>
          </table:table-cell>
          <table:table-cell office:value-type="float" office:value="1125" table:formula="=INT([.C41] * 1.5)">
            <text:p>1,125</text:p>
          </table:table-cell>
          <table:table-cell office:value-type="float" office:value="1312" table:formula="=INT([.C41] * 1.75)">
            <text:p>1,312</text:p>
          </table:table-cell>
          <table:table-cell office:value-type="float" office:value="1500" table:formula="=INT([.C41] * 2)">
            <text:p>1,500</text:p>
          </table:table-cell>
        </table:table-row>
        <table:table-row>
          <table:table-cell/>
          <table:table-cell office:value-type="string" office:string-value="Sniper">
            <text:p>Sniper</text:p>
          </table:table-cell>
          <table:table-cell office:value-type="float" office:value="1000">
            <text:p>1,000</text:p>
          </table:table-cell>
          <table:table-cell office:value-type="float" office:value="1500" table:formula="=INT([.C42] * 1.5)">
            <text:p>1,500</text:p>
          </table:table-cell>
          <table:table-cell office:value-type="float" office:value="1750" table:formula="=INT([.C42] * 1.75)">
            <text:p>1,750</text:p>
          </table:table-cell>
          <table:table-cell office:value-type="float" office:value="2000" table:formula="=INT([.C42] * 2)">
            <text:p>2,000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>
      <style:table-cell-properties fo:background-color="#ffffff" style:cell-protect="protected" style:vertical-align="middle"/>
      <style:text-properties fo:color="#000000" fo:font-family="Verdana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Samuel Penn</meta:initial-creator>
    <meta:editing-cycles>0</meta:editing-cycles>
    <meta:creation-date>2007-10-20T12:02:41</meta:creation-date>
    <dc:date>2007-10-21T11:31:56</dc:date>
    <dc:creator>Samuel Penn</dc:creator>
    <meta:user-defined meta:name="company">http://www.glendale.org.uk/</meta:user-defined>
  </office:meta>
</office:document-meta>
</file>